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A00000101E45F6F5CF894FCB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9.5cm" svg:height="2.6cm" svg:x="4.25cm" svg:y="0.6cm" presentation:class="title" presentation:user-transformed="true">
          <draw:text-box>
            <text:p>Linux &amp; The Shell</text:p>
          </draw:text-box>
        </draw:frame>
        <draw:frame draw:style-name="gr1" draw:text-style-name="P2" draw:layer="layout" svg:width="5.767cm" svg:height="6.799cm" svg:x="11.2cm" svg:y="5.6cm">
          <draw:image xlink:href="Pictures/10000000000000DA00000101E45F6F5CF894FCB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esources Used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ux the Penguin image (http://www.home.unix-ag.org/simon/penguin/READM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115cm" svg:height="11.136cm" svg:x="1.441cm" svg:y="2.256cm" draw:page-number="2" presentation:class="page"/>
          <draw:frame presentation:style-name="pr5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9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2T23:45:00.932281843</meta:creation-date>
    <meta:editing-duration>PT4M21S</meta:editing-duration>
    <meta:editing-cycles>4</meta:editing-cycles>
    <meta:generator>LibreOffice/6.4.5.2$Linux_X86_64 LibreOffice_project/40$Build-2</meta:generator>
    <dc:title>Bright Blue</dc:title>
    <dc:date>2020-09-22T23:59:53.027769218</dc:date>
    <meta:document-statistic meta:object-count="29"/>
  </office:meta>
</office:document-meta>
</file>